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ssage Site Ideas</text:h>
      <text:p text:style-name="Standard"/>
      <text:p text:style-name="Standard">Pubmed articles on the benefits of massage (Skeptoid)</text:p>
      <text:p text:style-name="Standard">Association/license</text:p>
      <text:p text:style-name="Standard">Information about Irene's</text:p>
      <text:p text:style-name="Standard"><text:a xlink:type="simple" xlink:href="http://www.webmd.com/balance/massage-therapy-styles-and-health-benefits">http://www.webmd.com/balance/massage-therapy-styles-and-health-benefits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8-03T12:46:28.35</meta:creation-date>
    <dc:date>2013-08-03T16:21:12.62</dc:date>
    <dc:creator>Chris </dc:creator>
    <meta:editing-duration>PT3H34M46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5" meta:word-count="16" meta:character-count="186"/>
  </office:meta>
</office:document-meta>
</file>